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b95f" officeooo:paragraph-rsid="0003b95f" style:font-size-asian="12.25pt" style:font-size-complex="14pt"/>
    </style:style>
    <style:style style:name="P2" style:family="paragraph" style:parent-style-name="Standard">
      <style:text-properties fo:font-size="14pt" officeooo:rsid="000561f9" officeooo:paragraph-rsid="000561f9" style:font-size-asian="12.25pt" style:font-size-complex="14pt"/>
    </style:style>
    <style:style style:name="P3" style:family="paragraph" style:parent-style-name="Standard">
      <style:text-properties fo:font-size="14pt" officeooo:rsid="00067ce4" officeooo:paragraph-rsid="00067ce4" style:font-size-asian="12.25pt" style:font-size-complex="14pt"/>
    </style:style>
    <style:style style:name="P4" style:family="paragraph" style:parent-style-name="Standard">
      <style:text-properties fo:font-size="14pt" officeooo:rsid="00081e42" officeooo:paragraph-rsid="00081e42" style:font-size-asian="12.25pt" style:font-size-complex="14pt"/>
    </style:style>
    <style:style style:name="P5" style:family="paragraph" style:parent-style-name="Standard">
      <style:text-properties fo:font-size="14pt" officeooo:rsid="000a70ad" officeooo:paragraph-rsid="000a70ad" style:font-size-asian="12.25pt" style:font-size-complex="14pt"/>
    </style:style>
    <style:style style:name="P6" style:family="paragraph" style:parent-style-name="Standard">
      <style:text-properties fo:font-size="14pt" officeooo:rsid="000b269c" officeooo:paragraph-rsid="000b269c" style:font-size-asian="12.25pt" style:font-size-complex="14pt"/>
    </style:style>
    <style:style style:name="P7" style:family="paragraph" style:parent-style-name="Standard">
      <style:text-properties fo:font-size="14pt" officeooo:rsid="000b698d" officeooo:paragraph-rsid="000b698d" style:font-size-asian="12.25pt" style:font-size-complex="14pt"/>
    </style:style>
    <style:style style:name="P8" style:family="paragraph" style:parent-style-name="Standard">
      <style:text-properties fo:font-size="14pt" officeooo:rsid="000b269c" officeooo:paragraph-rsid="000b269c" style:font-size-asian="12.25pt" style:font-size-complex="14pt"/>
    </style:style>
    <style:style style:name="P9" style:family="paragraph" style:parent-style-name="Standard">
      <style:text-properties fo:font-size="14pt" officeooo:rsid="000cf267" officeooo:paragraph-rsid="000cf267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bits/stdc++.h&gt;</text:p>
      <text:p text:style-name="P1">using namespace std;</text:p>
      <text:p text:style-name="P1"/>
      <text:p text:style-name="P1">int main()</text:p>
      <text:p text:style-name="P1">{</text:p>
      <text:p text:style-name="P1"><text:s text:c="4"/>vector&lt;int&gt; v={1,2,3,4,5};</text:p>
      <text:p text:style-name="P1"><text:s text:c="4"/>vector&lt;int&gt;::iterator i;</text:p>
      <text:p text:style-name="P1"/>
      <text:p text:style-name="P1"><text:s text:c="4"/>for(i=v.begin();i!=v.end();i++)</text:p>
      <text:p text:style-name="P1"><text:s text:c="8"/>cout&lt;&lt;*i&lt;&lt;" 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2)#include&lt;bits/stdc++.h&gt;</text:p>
      <text:p text:style-name="P1">using namespace std;</text:p>
      <text:p text:style-name="P1"/>
      <text:p text:style-name="P1">int main()</text:p>
      <text:p text:style-name="P1">{</text:p>
      <text:p text:style-name="P1"><text:s text:c="4"/>vector&lt;int&gt; v;</text:p>
      <text:p text:style-name="P1"><text:s text:c="4"/>vector&lt;int&gt;::iterator i;</text:p>
      <text:p text:style-name="P1"><text:s text:c="4"/>v.push_back(1);</text:p>
      <text:p text:style-name="P1"><text:s text:c="4"/>v.push_back(2);</text:p>
      <text:p text:style-name="P1"><text:s text:c="4"/>v.push_back(3);</text:p>
      <text:p text:style-name="P1"><text:s text:c="4"/>v.push_back(4);</text:p>
      <text:p text:style-name="P1"><text:s text:c="4"/>v.push_back(5);</text:p>
      <text:p text:style-name="P1"><text:s text:c="4"/></text:p>
      <text:p text:style-name="P1"><text:s text:c="4"/>for(i=v.begin();i!=v.end();i++)</text:p>
      <text:p text:style-name="P1"><text:s text:c="8"/>cout&lt;&lt;*i&lt;&lt;" 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2">3)#include&lt;bits/stdc++.h&gt;</text:p>
      <text:p text:style-name="P2">using namespace std;</text:p>
      <text:p text:style-name="P2"/>
      <text:p text:style-name="P2">int main()</text:p>
      <text:p text:style-name="P2">{</text:p>
      <text:p text:style-name="P2"><text:s text:c="4"/>vector&lt;int&gt; v;</text:p>
      <text:p text:style-name="P2"><text:s text:c="4"/>vector&lt;int&gt;::iterator i;</text:p>
      <text:p text:style-name="P2"><text:s text:c="4"/>int n;</text:p>
      <text:p text:style-name="P2"><text:s text:c="4"/>v.push_back(1);</text:p>
      <text:p text:style-name="P2"><text:s text:c="4"/>v.push_back(2);</text:p>
      <text:p text:style-name="P2"><text:s text:c="4"/>v.push_back(3);</text:p>
      <text:p text:style-name="P2"><text:s text:c="4"/>v.push_back(4);</text:p>
      <text:p text:style-name="P2"><text:soft-page-break/><text:s text:c="4"/>v.push_back(5);</text:p>
      <text:p text:style-name="P2"><text:s text:c="4"/></text:p>
      <text:p text:style-name="P2"><text:s text:c="4"/>for(i=v.begin();i!=v.end();i++)</text:p>
      <text:p text:style-name="P2"><text:s text:c="8"/>cout&lt;&lt;*i&lt;&lt;" ";</text:p>
      <text:p text:style-name="P2"><text:s text:c="4"/>cout&lt;&lt;endl;</text:p>
      <text:p text:style-name="P2"/>
      <text:p text:style-name="P2"><text:s text:c="4"/>cout&lt;&lt;"Enter number to add : ";</text:p>
      <text:p text:style-name="P2"><text:s text:c="4"/>cin&gt;&gt;n;</text:p>
      <text:p text:style-name="P2"><text:s text:c="4"/>v.push_back(n);</text:p>
      <text:p text:style-name="P2"/>
      <text:p text:style-name="P2"><text:s text:c="4"/>for(i=v.begin();i!=v.end();i++)</text:p>
      <text:p text:style-name="P2"><text:s text:c="8"/>cout&lt;&lt;*i&lt;&lt;" ";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3">4)#include&lt;bits/stdc++.h&gt;</text:p>
      <text:p text:style-name="P3">using namespace std;</text:p>
      <text:p text:style-name="P3"/>
      <text:p text:style-name="P3">int main()</text:p>
      <text:p text:style-name="P3">{</text:p>
      <text:p text:style-name="P3"><text:s text:c="4"/>vector&lt;int&gt; v1={1,2,3,4,5},v2;</text:p>
      <text:p text:style-name="P3"><text:s text:c="4"/>vector&lt;int&gt;::iterator i;</text:p>
      <text:p text:style-name="P3"><text:s text:c="4"/></text:p>
      <text:p text:style-name="P3"><text:s text:c="4"/>for(i=v1.begin();i!=v1.end();i++)</text:p>
      <text:p text:style-name="P3"><text:s text:c="8"/>v2.insert(v2.end(),*i);</text:p>
      <text:p text:style-name="P3"><text:s text:c="8"/></text:p>
      <text:p text:style-name="P3"><text:s text:c="4"/>for(i=v2.begin();i!=v2.end();i++)</text:p>
      <text:p text:style-name="P3"><text:s text:c="8"/>cout&lt;&lt;*i&lt;&lt;" ";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4">5)#include&lt;bits/stdc++.h&gt;</text:p>
      <text:p text:style-name="P4">using namespace std;</text:p>
      <text:p text:style-name="P4"/>
      <text:p text:style-name="P4">int main()</text:p>
      <text:p text:style-name="P4">{</text:p>
      <text:p text:style-name="P4"><text:s text:c="4"/>vector&lt;int&gt; v={89,23,54,35,74,65,14,28,35,61};</text:p>
      <text:p text:style-name="P4"><text:s text:c="4"/>vector&lt;int&gt;::iterator i;</text:p>
      <text:p text:style-name="P4"><text:s text:c="4"/>int max=v.at(0),min=v.at(0);</text:p>
      <text:p text:style-name="P4"/>
      <text:p text:style-name="P4"><text:s text:c="4"/>for(i=v.begin();i!=v.end();i++)</text:p>
      <text:p text:style-name="P4"><text:s text:c="8"/>cout&lt;&lt;*i&lt;&lt;" ";</text:p>
      <text:p text:style-name="P4"><text:s text:c="4"/>cout&lt;&lt;endl;</text:p>
      <text:p text:style-name="P4"><text:soft-page-break/><text:s text:c="4"/>for(i=v.begin();i!=v.end();i++)</text:p>
      <text:p text:style-name="P4"><text:s text:c="4"/>{</text:p>
      <text:p text:style-name="P4"><text:s text:c="8"/>if(max&lt;*i)</text:p>
      <text:p text:style-name="P4"><text:s text:c="12"/>max=*i;</text:p>
      <text:p text:style-name="P4"><text:s text:c="8"/>if(min&gt;*i)</text:p>
      <text:p text:style-name="P4"><text:s text:c="12"/>min=*i;</text:p>
      <text:p text:style-name="P4"><text:s text:c="4"/>} <text:s text:c="2"/></text:p>
      <text:p text:style-name="P4"><text:s text:c="4"/>cout&lt;&lt;"Minimum Number is : "&lt;&lt;min&lt;&lt;endl;</text:p>
      <text:p text:style-name="P4"><text:s text:c="4"/>cout&lt;&lt;"Maximum Number is : "&lt;&lt;max&lt;&lt;endl;</text:p>
      <text:p text:style-name="P4"><text:s text:c="4"/>return 0;</text:p>
      <text:p text:style-name="P4">}</text:p>
      <text:p text:style-name="P4"/>
      <text:p text:style-name="P5">6)#include&lt;bits/stdc++.h&gt;</text:p>
      <text:p text:style-name="P5">using namespace std;</text:p>
      <text:p text:style-name="P5"/>
      <text:p text:style-name="P5">int main()</text:p>
      <text:p text:style-name="P5">{</text:p>
      <text:p text:style-name="P5"><text:s text:c="4"/>vector&lt;int&gt; v={89,23,54,35,74,65,14,28,35,61};</text:p>
      <text:p text:style-name="P5"><text:s text:c="4"/>vector&lt;int&gt;::iterator i=v.begin();</text:p>
      <text:p text:style-name="P5"><text:s text:c="4"/>int start=0,end=(v.size()-1);</text:p>
      <text:p text:style-name="P5"/>
      <text:p text:style-name="P5"><text:s text:c="4"/>cout&lt;&lt;"The Vector is : ";</text:p>
      <text:p text:style-name="P5"><text:s text:c="4"/>for(i=v.begin();i!=v.end();i++)</text:p>
      <text:p text:style-name="P5"><text:s text:c="8"/>cout&lt;&lt;*i&lt;&lt;" ";</text:p>
      <text:p text:style-name="P5"><text:s text:c="4"/>cout&lt;&lt;endl;</text:p>
      <text:p text:style-name="P5"/>
      <text:p text:style-name="P5"><text:s text:c="4"/>while(start&lt;end)</text:p>
      <text:p text:style-name="P5"><text:s text:c="4"/>{</text:p>
      <text:p text:style-name="P5"><text:s text:c="8"/>swap(v[start],v[end]);</text:p>
      <text:p text:style-name="P5"><text:s text:c="8"/>start++;</text:p>
      <text:p text:style-name="P5"><text:s text:c="8"/>end--;</text:p>
      <text:p text:style-name="P5"><text:s text:c="4"/>}</text:p>
      <text:p text:style-name="P5"><text:s text:c="4"/></text:p>
      <text:p text:style-name="P5"><text:s text:c="4"/>cout&lt;&lt;"The Reversed Vector is : ";</text:p>
      <text:p text:style-name="P5"><text:s text:c="4"/>for(i=v.begin();i!=v.end();i++)</text:p>
      <text:p text:style-name="P5"><text:s text:c="8"/>cout&lt;&lt;*i&lt;&lt;" ";</text:p>
      <text:p text:style-name="P5"><text:s text:c="4"/>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6">7)#include&lt;bits/stdc++.h&gt;</text:p>
      <text:p text:style-name="P6">using namespace std;</text:p>
      <text:p text:style-name="P6"/>
      <text:p text:style-name="P6">int main()</text:p>
      <text:p text:style-name="P6"><text:soft-page-break/>{</text:p>
      <text:p text:style-name="P6"><text:s text:c="4"/>vector&lt;int&gt; v={89,23,54,35,74,65,14,28,35,61};</text:p>
      <text:p text:style-name="P6"><text:s text:c="4"/>vector&lt;int&gt;::iterator i=v.begin();</text:p>
      <text:p text:style-name="P6"><text:s text:c="4"/>int sum=0;</text:p>
      <text:p text:style-name="P6"/>
      <text:p text:style-name="P6"><text:s text:c="4"/>cout&lt;&lt;"The Vector is : ";</text:p>
      <text:p text:style-name="P6"><text:s text:c="4"/>for(i=v.begin();i!=v.end();i++)</text:p>
      <text:p text:style-name="P6"><text:s text:c="4"/>{</text:p>
      <text:p text:style-name="P6"><text:s text:c="8"/>sum+=*i;</text:p>
      <text:p text:style-name="P6"><text:s text:c="8"/>cout&lt;&lt;*i&lt;&lt;" ";</text:p>
      <text:p text:style-name="P6"><text:s text:c="4"/>}</text:p>
      <text:p text:style-name="P6"><text:s text:c="4"/>cout&lt;&lt;endl; <text:s/></text:p>
      <text:p text:style-name="P6"><text:s text:c="4"/>cout&lt;&lt;"The sum of all elements of the vector is "&lt;&lt;sum&lt;&lt;endl;</text:p>
      <text:p text:style-name="P6"><text:s text:c="4"/>return 0;</text:p>
      <text:p text:style-name="P6">}</text:p>
      <text:p text:style-name="P6"/>
      <text:p text:style-name="P6">8)#include&lt;bits/stdc++.h&gt;</text:p>
      <text:p text:style-name="P6">using namespace std;</text:p>
      <text:p text:style-name="P6"/>
      <text:p text:style-name="P6">int main()</text:p>
      <text:p text:style-name="P6">{</text:p>
      <text:p text:style-name="P6"><text:s text:c="4"/>vector&lt;int&gt; v1={89,23,54,35,74};</text:p>
      <text:p text:style-name="P6"><text:s text:c="4"/>vector&lt;int&gt; v2={89,14,28,35,61};</text:p>
      <text:p text:style-name="P6"><text:s text:c="4"/>vector&lt;int&gt; comm;</text:p>
      <text:p text:style-name="P6"><text:s text:c="4"/>vector&lt;int&gt;::iterator i,j;</text:p>
      <text:p text:style-name="P6"><text:s text:c="4"/>int num;</text:p>
      <text:p text:style-name="P6"/>
      <text:p text:style-name="P6"><text:s text:c="4"/>for(i=v1.begin();i!=v1.end();i++)</text:p>
      <text:p text:style-name="P6"><text:s text:c="4"/>{</text:p>
      <text:p text:style-name="P6"><text:s text:c="8"/>for(j=v2.begin();j!=v2.end();j++)</text:p>
      <text:p text:style-name="P6"><text:s text:c="8"/>{</text:p>
      <text:p text:style-name="P6"><text:s text:c="12"/>if(*i==*j)</text:p>
      <text:p text:style-name="P6"><text:s text:c="12"/>{</text:p>
      <text:p text:style-name="P6"><text:s text:c="16"/>num=*i;</text:p>
      <text:p text:style-name="P6"><text:s text:c="16"/>comm.push_back(num);</text:p>
      <text:p text:style-name="P6"><text:s text:c="12"/>}</text:p>
      <text:p text:style-name="P6"><text:s text:c="8"/>} <text:s text:c="7"/></text:p>
      <text:p text:style-name="P6"><text:s text:c="4"/>}</text:p>
      <text:p text:style-name="P6"/>
      <text:p text:style-name="P6"><text:s text:c="4"/>cout&lt;&lt;"The Common elements of both the Vectors are : ";</text:p>
      <text:p text:style-name="P6"><text:s text:c="4"/>for(i=comm.begin();i!=comm.end();i++)</text:p>
      <text:p text:style-name="P6"><text:s text:c="8"/>cout&lt;&lt;*i&lt;&lt;" ";</text:p>
      <text:p text:style-name="P6"><text:s text:c="4"/>cout&lt;&lt;endl;</text:p>
      <text:p text:style-name="P6"><text:s text:c="4"/>return 0;</text:p>
      <text:p text:style-name="P6">}</text:p>
      <text:p text:style-name="P9"><text:soft-page-break/>9)#include&lt;bits/stdc++.h&gt;</text:p>
      <text:p text:style-name="P9">using namespace std;</text:p>
      <text:p text:style-name="P9"/>
      <text:p text:style-name="P9">int main()</text:p>
      <text:p text:style-name="P9">{</text:p>
      <text:p text:style-name="P9"><text:s text:c="4"/>vector&lt;float&gt; v;</text:p>
      <text:p text:style-name="P9"><text:s text:c="4"/>vector&lt;float&gt;::iterator i;</text:p>
      <text:p text:style-name="P9"><text:s text:c="4"/></text:p>
      <text:p text:style-name="P9"><text:s text:c="4"/>v.push_back(56.25);</text:p>
      <text:p text:style-name="P9"><text:s text:c="4"/>v.push_back(65.87);</text:p>
      <text:p text:style-name="P9"><text:s text:c="4"/>v.push_back(45.15);</text:p>
      <text:p text:style-name="P9"><text:s text:c="4"/>v.push_back(89.71);</text:p>
      <text:p text:style-name="P9"><text:s text:c="4"/>v.push_back(97.56);</text:p>
      <text:p text:style-name="P9"/>
      <text:p text:style-name="P9"><text:s text:c="4"/>for(i=v.begin();i!=v.end();i++)</text:p>
      <text:p text:style-name="P9"><text:s text:c="8"/>cout&lt;&lt;*i&lt;&lt;" , ";</text:p>
      <text:p text:style-name="P9"/>
      <text:p text:style-name="P9"><text:s text:c="4"/>cout&lt;&lt;endl;</text:p>
      <text:p text:style-name="P9"><text:s text:c="4"/>return 0;</text:p>
      <text:p text:style-name="P9">}</text:p>
      <text:p text:style-name="P6"/>
      <text:p text:style-name="P7">10)#include&lt;bits/stdc++.h&gt;</text:p>
      <text:p text:style-name="P7">using namespace std;</text:p>
      <text:p text:style-name="P7"/>
      <text:p text:style-name="P7">int main()</text:p>
      <text:p text:style-name="P7">{</text:p>
      <text:p text:style-name="P7"><text:s text:c="4"/>vector&lt;int&gt; v={89,23,54,35,74,65,14,28,35,61};</text:p>
      <text:p text:style-name="P7"><text:s text:c="4"/>vector&lt;int&gt;::iterator i=v.begin();</text:p>
      <text:p text:style-name="P7"><text:s text:c="4"/>int num,flag=0;</text:p>
      <text:p text:style-name="P7"><text:s text:c="4"/>cout&lt;&lt;"Enter a number : ";</text:p>
      <text:p text:style-name="P7"><text:s text:c="4"/>cin&gt;&gt;num; <text:s text:c="3"/></text:p>
      <text:p text:style-name="P7"><text:s text:c="4"/>for(i=v.begin();i!=v.end();i++)</text:p>
      <text:p text:style-name="P7"><text:s text:c="4"/>{</text:p>
      <text:p text:style-name="P7"><text:s text:c="8"/>if(num==*i)</text:p>
      <text:p text:style-name="P7"><text:s text:c="8"/>{</text:p>
      <text:p text:style-name="P7"><text:s text:c="12"/>flag=1;</text:p>
      <text:p text:style-name="P7"><text:s text:c="12"/>break;</text:p>
      <text:p text:style-name="P7"><text:s text:c="8"/>}</text:p>
      <text:p text:style-name="P7"><text:s text:c="4"/>}</text:p>
      <text:p text:style-name="P7"><text:s text:c="4"/>if(flag)</text:p>
      <text:p text:style-name="P7"><text:s text:c="8"/>cout&lt;&lt;num&lt;&lt;" exist in the vector"&lt;&lt;endl;</text:p>
      <text:p text:style-name="P7"><text:s text:c="4"/>else</text:p>
      <text:p text:style-name="P7"><text:s text:c="8"/>cout&lt;&lt;num&lt;&lt;" does not exist in the vector"&lt;&lt;endl;</text:p>
      <text:p text:style-name="P7"><text:s text:c="4"/>return 0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1:34:15.637375736</meta:creation-date>
    <dc:date>2023-08-12T14:35:56.909680205</dc:date>
    <meta:editing-duration>PT29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96" meta:word-count="328" meta:character-count="3880" meta:non-whitespace-character-count="2953"/>
  </office:meta>
</office:document-meta>
</file>